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ba645" officeooo:paragraph-rsid="002ba64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eb50d" officeooo:paragraph-rsid="001eb50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01f45" officeooo:paragraph-rsid="00201f4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881f3" officeooo:paragraph-rsid="002881f3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f1f2a" officeooo:paragraph-rsid="002f1f2a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2db58" officeooo:paragraph-rsid="0032db58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7b5d4" officeooo:paragraph-rsid="0037b5d4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930b1" officeooo:paragraph-rsid="003930b1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afd58" officeooo:paragraph-rsid="003afd58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41f5dd" officeooo:paragraph-rsid="0041f5dd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caf10" officeooo:paragraph-rsid="002caf1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f1f2a" officeooo:paragraph-rsid="002f1f2a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32db58" officeooo:paragraph-rsid="0032db58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41f5dd" officeooo:paragraph-rsid="0041f5dd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1f45" officeooo:paragraph-rsid="00201f45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18e45" officeooo:paragraph-rsid="00218e45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218e45" officeooo:paragraph-rsid="00218e45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bb0f" officeooo:paragraph-rsid="0022bb0f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30ea6" officeooo:paragraph-rsid="00230ea6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30ea6" officeooo:paragraph-rsid="0024cca3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4cca3" officeooo:paragraph-rsid="0024cca3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60f25" officeooo:paragraph-rsid="00260f25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881f3" officeooo:paragraph-rsid="002881f3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d46c9" officeooo:paragraph-rsid="002d46c9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e2466" officeooo:paragraph-rsid="002e2466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1f2a" officeooo:paragraph-rsid="002f1f2a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0405e" officeooo:paragraph-rsid="0030405e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145bc" officeooo:paragraph-rsid="003145bc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145bc" officeooo:paragraph-rsid="0030405e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2db58" officeooo:paragraph-rsid="0032db58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47828" officeooo:paragraph-rsid="00347828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65d6b" officeooo:paragraph-rsid="00365d6b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65d6b" officeooo:paragraph-rsid="00347828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7b5d4" officeooo:paragraph-rsid="0037b5d4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930b1" officeooo:paragraph-rsid="003930b1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930b1" officeooo:paragraph-rsid="0037b5d4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afd58" officeooo:paragraph-rsid="003afd58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b9b1e" officeooo:paragraph-rsid="002b6172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ba645" officeooo:paragraph-rsid="002b6172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ba645" officeooo:paragraph-rsid="002ba645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cd98b" officeooo:paragraph-rsid="003cd98b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da059" officeooo:paragraph-rsid="003da059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style:text-underline-style="none" fo:font-weight="bold" officeooo:rsid="0030405e" officeooo:paragraph-rsid="0030405e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5pt" style:text-underline-style="none" fo:font-weight="bold" officeooo:rsid="00347828" officeooo:paragraph-rsid="00347828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5pt" style:text-underline-style="none" fo:font-weight="bold" officeooo:rsid="0037b5d4" officeooo:paragraph-rsid="0037b5d4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01f45" officeooo:paragraph-rsid="00201f45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18e45" officeooo:paragraph-rsid="00218e45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2bb0f" officeooo:paragraph-rsid="0022bb0f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30ea6" officeooo:paragraph-rsid="00230ea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4cca3" officeooo:paragraph-rsid="0024cca3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60f25" officeooo:paragraph-rsid="00260f25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881f3" officeooo:paragraph-rsid="002881f3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881f3" officeooo:paragraph-rsid="002881f3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b6172" officeooo:paragraph-rsid="002b6172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d46c9" officeooo:paragraph-rsid="002d46c9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e2466" officeooo:paragraph-rsid="002e2466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f1f2a" officeooo:paragraph-rsid="002f1f2a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0405e" officeooo:paragraph-rsid="0030405e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145bc" officeooo:paragraph-rsid="003145bc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2db58" officeooo:paragraph-rsid="0032db58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47828" officeooo:paragraph-rsid="00347828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65d6b" officeooo:paragraph-rsid="00365d6b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7b5d4" officeooo:paragraph-rsid="0037b5d4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930b1" officeooo:paragraph-rsid="003930b1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afd58" officeooo:paragraph-rsid="003afd58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ba645" officeooo:paragraph-rsid="002ba645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cd98b" officeooo:paragraph-rsid="003cd98b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da059" officeooo:paragraph-rsid="003da059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ebfa5" officeooo:paragraph-rsid="003ebfa5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3ebfa5" officeooo:paragraph-rsid="00404d88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41f5dd" officeooo:paragraph-rsid="0041f5dd" style:font-size-asian="13.1000003814697pt" style:font-weight-asian="bold" style:font-size-complex="15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4264dd" officeooo:paragraph-rsid="004264dd" style:font-size-asian="13.1000003814697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caf10" officeooo:paragraph-rsid="002caf10" style:font-size-asian="15pt" style:font-style-asian="normal" style:font-weight-asian="normal" style:font-size-complex="15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ba645" officeooo:paragraph-rsid="002ba645" style:font-size-asian="13.1000003814697pt" style:font-style-asian="normal" style:font-weight-asian="normal" style:font-size-complex="15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caf10" officeooo:paragraph-rsid="002ba645" style:font-size-asian="13.1000003814697pt" style:font-style-asian="normal" style:font-weight-asian="normal" style:font-size-complex="15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caf10" officeooo:paragraph-rsid="002caf10" style:font-size-asian="13.1000003814697pt" style:font-style-asian="normal" style:font-weight-asian="normal" style:font-size-complex="15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ba645" officeooo:paragraph-rsid="002ba645" style:font-size-asian="13.1000003814697pt" style:font-style-asian="normal" style:font-weight-asian="bold" style:font-size-complex="15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2caf10" officeooo:paragraph-rsid="002caf10" style:font-size-asian="13.1000003814697pt" style:font-style-asian="normal" style:font-weight-asian="bold" style:font-size-complex="15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officeooo:paragraph-rsid="002b6172"/>
    </style:style>
    <style:style style:name="P80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ba645" officeooo:paragraph-rsid="002ba645" style:font-style-asian="italic" style:font-weight-asian="bold" style:font-style-complex="italic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ba645" officeooo:paragraph-rsid="002ba645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sub 58%" fo:font-size="15pt" style:text-underline-style="none" fo:font-weight="normal" officeooo:rsid="00365d6b" officeooo:paragraph-rsid="00365d6b" style:font-size-asian="13.1000003814697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fo:font-size="15pt" style:text-underline-style="none" fo:font-weight="normal" officeooo:rsid="00365d6b" officeooo:paragraph-rsid="00365d6b" style:font-size-asian="13.1000003814697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fo:font-size="15pt" style:text-underline-style="solid" style:text-underline-width="auto" style:text-underline-color="font-color" fo:font-weight="bold" officeooo:rsid="00365d6b" officeooo:paragraph-rsid="00365d6b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cd98b" officeooo:paragraph-rsid="00347828" style:font-size-asian="13.1000003814697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3ebfa5" officeooo:paragraph-rsid="00404d88" style:font-size-asian="13.1000003814697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41f5dd" officeooo:paragraph-rsid="00404d88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4264dd" officeooo:paragraph-rsid="004264dd" style:font-size-asian="13.1000003814697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44a596" officeooo:paragraph-rsid="0044a596" style:font-size-asian="13.1000003814697pt" style:font-weight-asian="normal" style:font-size-complex="15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44a596" officeooo:paragraph-rsid="0044a596" style:font-size-asian="13.1000003814697pt" style:font-weight-asian="bold" style:font-size-complex="15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15pt" style:text-underline-style="none" fo:font-weight="normal" officeooo:rsid="0041f5dd" officeooo:paragraph-rsid="0041f5dd" style:font-size-asian="13.1000003814697pt" style:font-weight-asian="normal" style:font-size-complex="15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5pt" style:text-underline-style="none" fo:font-weight="normal" officeooo:rsid="00404d88" officeooo:paragraph-rsid="0041f5dd" style:font-size-asian="13.1000003814697pt" style:font-weight-asian="normal" style:font-size-complex="15pt" style:font-weight-complex="normal"/>
    </style:style>
    <style:style style:name="T1" style:family="text">
      <style:text-properties officeooo:rsid="00218e45"/>
    </style:style>
    <style:style style:name="T2" style:family="text">
      <style:text-properties fo:font-size="15pt" style:text-underline-style="none" fo:font-weight="normal" officeooo:rsid="002b6172" style:font-size-asian="13.1000003814697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2b9b1e" style:font-size-asian="13.1000003814697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2ba645" style:font-size-asian="13.1000003814697pt" style:font-weight-asian="normal" style:font-size-complex="15pt" style:font-weight-complex="normal"/>
    </style:style>
    <style:style style:name="T5" style:family="text">
      <style:text-properties fo:font-size="15pt" style:font-size-asian="13.1000003814697pt" style:font-size-complex="15pt"/>
    </style:style>
    <style:style style:name="T6" style:family="text">
      <style:text-properties fo:font-size="15pt" officeooo:rsid="002b9b1e" style:font-size-asian="13.1000003814697pt" style:font-size-complex="15pt"/>
    </style:style>
    <style:style style:name="T7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2caf10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officeooo:rsid="002caf10" style:font-size-asian="13.1000003814697pt" style:font-style-asian="normal" style:font-size-complex="15pt" style:font-style-complex="normal"/>
    </style:style>
    <style:style style:name="T10" style:family="text">
      <style:text-properties officeooo:rsid="0022bb0f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04d88" style:font-weight-asian="normal" style:font-weight-complex="normal"/>
    </style:style>
    <style:style style:name="T13" style:family="text">
      <style:text-properties style:text-underline-style="none" fo:font-weight="normal" officeooo:rsid="0041f5dd" style:font-weight-asian="normal" style:font-weight-complex="normal"/>
    </style:style>
    <style:style style:name="T14" style:family="text">
      <style:text-properties officeooo:rsid="00230ea6"/>
    </style:style>
    <style:style style:name="T15" style:family="text">
      <style:text-properties officeooo:rsid="0024cca3"/>
    </style:style>
    <style:style style:name="T16" style:family="text">
      <style:text-properties officeooo:rsid="00260f2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145bc" style:font-weight-asian="normal" style:font-weight-complex="normal"/>
    </style:style>
    <style:style style:name="T19" style:family="text">
      <style:text-properties fo:font-weight="normal" officeooo:rsid="00365d6b" style:font-weight-asian="normal" style:font-weight-complex="normal"/>
    </style:style>
    <style:style style:name="T20" style:family="text">
      <style:text-properties fo:font-weight="normal" officeooo:rsid="003930b1" style:font-weight-asian="normal" style:font-weight-complex="normal"/>
    </style:style>
    <style:style style:name="T21" style:family="text">
      <style:text-properties fo:font-weight="normal" officeooo:rsid="003cd98b" style:font-weight-asian="normal" style:font-weight-complex="normal"/>
    </style:style>
    <style:style style:name="T22" style:family="text">
      <style:text-properties officeooo:rsid="0026837f"/>
    </style:style>
    <style:style style:name="T23" style:family="text">
      <style:text-properties officeooo:rsid="002a140e"/>
    </style:style>
    <style:style style:name="T2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5" style:family="text">
      <style:text-properties officeooo:rsid="002e2466"/>
    </style:style>
    <style:style style:name="T26" style:family="text">
      <style:text-properties officeooo:rsid="002f1f2a"/>
    </style:style>
    <style:style style:name="T27" style:family="text">
      <style:text-properties officeooo:rsid="0030405e"/>
    </style:style>
    <style:style style:name="T28" style:family="text">
      <style:text-properties officeooo:rsid="0032db58"/>
    </style:style>
    <style:style style:name="T29" style:family="text">
      <style:text-properties style:text-position="sub 58%"/>
    </style:style>
    <style:style style:name="T30" style:family="text">
      <style:text-properties style:text-position="sub 58%" style:text-underline-style="none" fo:font-weight="normal" style:font-weight-asian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size-asian="15pt"/>
    </style:style>
    <style:style style:name="T33" style:family="text">
      <style:text-properties style:text-position="0% 100%" style:text-underline-style="none" fo:font-weight="normal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4264dd" style:font-weight-asian="normal" style:font-weight-complex="normal"/>
    </style:style>
    <style:style style:name="T35" style:family="text">
      <style:text-properties style:text-position="0% 100%" officeooo:rsid="00404d88"/>
    </style:style>
    <style:style style:name="T36" style:family="text">
      <style:text-properties officeooo:rsid="0037b5d4"/>
    </style:style>
    <style:style style:name="T37" style:family="text">
      <style:text-properties officeooo:rsid="003930b1"/>
    </style:style>
    <style:style style:name="T38" style:family="text">
      <style:text-properties officeooo:rsid="003cd98b"/>
    </style:style>
    <style:style style:name="T39" style:family="text">
      <style:text-properties officeooo:rsid="003da059"/>
    </style:style>
    <style:style style:name="T40" style:family="text">
      <style:text-properties officeooo:rsid="003ebfa5"/>
    </style:style>
    <style:style style:name="T41" style:family="text">
      <style:text-properties officeooo:rsid="0043b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TYPES:</text:p>
      <text:p text:style-name="P46">action:</text:p>
      <text:p text:style-name="P15"><text:tab/><text:tab/></text:p>
      <text:p text:style-name="P15"><text:tab/><text:tab/><text:tab/>accion de pulsar o soltar una tecla.</text:p>
      <text:p text:style-name="P15"><text:tab/><text:tab/><text:tab/>MLX_REALEASE → cuando se suelta la tecla.</text:p>
      <text:p text:style-name="P15"><text:tab/><text:tab/><text:tab/>MLX_PRESS → cuando se presiona la tecla.</text:p>
      <text:p text:style-name="P15"><text:tab/><text:tab/><text:tab/>MLX_REPEAT → cuando <text:s/>se mantiene presionada al tecla.</text:p>
      <text:p text:style-name="P15"/>
      <text:p text:style-name="P46">modifier_key:</text:p>
      <text:p text:style-name="P15"><text:tab/><text:tab/><text:tab/>modificadores de tecla como alt, shift …</text:p>
      <text:p text:style-name="P15"><text:tab/><text:tab/><text:tab/>estas tecas son indicadores lo que significa que se puden</text:p>
      <text:p text:style-name="P15"><text:tab/><text:tab/><text:tab/>combinar para detectar combinaciones como CTRL + ALT</text:p>
      <text:p text:style-name="P15"><text:tab/><text:tab/><text:tab/></text:p>
      <text:p text:style-name="P15"><text:tab/><text:tab/><text:tab/>MLX_SHIFT → es la tecla shift.</text:p>
      <text:p text:style-name="P15"><text:tab/><text:tab/><text:tab/>MLX_CONTROL → la tecla de control.</text:p>
      <text:p text:style-name="P15"><text:tab/><text:tab/><text:tab/>MLX_ALT → la tecla alt.</text:p>
      <text:p text:style-name="P15"><text:tab/><text:tab/><text:tab/>MLX_SUPERKEY <text:s/>→ Es la supertecla como el boton <text:tab/><text:tab/><text:tab/><text:tab/>windows o<text:tab/>command.</text:p>
      <text:p text:style-name="P15"><text:tab/><text:tab/><text:tab/>CAPSLOCK → la tecla capslock.</text:p>
      <text:p text:style-name="P15"><text:tab/><text:tab/><text:tab/>NUMLOCK → la tecla numlock.</text:p>
      <text:p text:style-name="P15"/>
      <text:p text:style-name="P46">mouse_key:</text:p>
      <text:p text:style-name="P15"><text:tab/><text:tab/><text:tab/><text:span text:style-name="T1">los keycode de los botnes del raton.</text:span></text:p>
      <text:p text:style-name="P15"><text:tab/><text:tab/><text:tab/><text:span text:style-name="T1">MLX_LEFT → El boton izquierdo del ratón.</text:span></text:p>
      <text:p text:style-name="P15"><text:tab/><text:tab/><text:tab/><text:span text:style-name="T1">MLX_RIGHT → EL botón derecho del ratón.</text:span></text:p>
      <text:p text:style-name="P15"><text:tab/><text:tab/><text:tab/><text:span text:style-name="T1">MLX_MIDDLE → El boton central del ratón, también <text:tab/><text:tab/><text:tab/><text:tab/>conocido como Scrollwheel.</text:span></text:p>
      <text:p text:style-name="P15"/>
      <text:p text:style-name="P47">mouse_mode:</text:p>
      <text:p text:style-name="P16"><text:tab/><text:tab/><text:tab/>Varios estados de raton/cursor.</text:p>
      <text:p text:style-name="P16"><text:tab/><text:tab/><text:tab/>MLX_MOUSE_NORMAL → cursor por defecto.</text:p>
      <text:p text:style-name="P16"><text:tab/><text:tab/><text:tab/>MLX_MOUSE_HIDDEN → no se muestra pero si funciona</text:p>
      <text:p text:style-name="P16"><text:tab/><text:tab/><text:tab/>MLX_MOUSE_DISABLED → no se muestra y no funciona.</text:p>
      <text:p text:style-name="P1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Cursor:</text:p>
      <text:p text:style-name="P16"><text:tab/><text:tab/>Varios cursores standard.</text:p>
      <text:p text:style-name="P16"><text:tab/><text:tab/>MLX_CURSOR_ARROW → la flecha.</text:p>
      <text:p text:style-name="P16"><text:tab/><text:tab/>MLX_CURSOR_IBEAM → <text:s/>la forma del cursor I-beam de entrada <text:tab/><text:tab/>de texto.</text:p>
      <text:p text:style-name="P16"><text:tab/><text:tab/>MLX_CURSOR_CROSSHAIR → con forma de cruz.</text:p>
      <text:p text:style-name="P16"><text:tab/><text:tab/>MLX_CURSOR_HAND → con forma de mano.</text:p>
      <text:p text:style-name="P16"><text:tab/><text:tab/>MLX_CURSOR_HRESIZE → forma de flecha de <text:tab/><text:tab/><text:tab/><text:tab/><text:tab/>redimensionamiento horizontal.</text:p>
      <text:p text:style-name="P16"><text:tab/><text:tab/>MLX_CURSOR_VRESIZE → forma de flecha de <text:tab/><text:tab/><text:tab/><text:tab/><text:tab/>redimensionamiento vertical.</text:p>
      <text:p text:style-name="P17"/>
      <text:p text:style-name="P48">Keys:<text:span text:style-name="T11"><text:tab/><text:tab/><text:tab/></text:span></text:p>
      <text:p text:style-name="P16"><text:tab/><text:tab/><text:span text:style-name="T10">MLX_KEY_(la tecla del keypad que sea).</text:span></text:p>
      <text:p text:style-name="P48">mlx_textures:</text:p>
      <text:p text:style-name="P18"><text:tab/><text:tab/><text:tab/>se usa para texturas cargadas en disco contiene infirmacion <text:tab/><text:tab/><text:tab/>basica sobre las texturas.</text:p>
      <text:p text:style-name="P18"><text:tab/><text:tab/><text:tab/></text:p>
      <text:p text:style-name="P18"><text:tab/><text:tab/><text:tab/>widt<text:span text:style-name="T14">h</text:span> → es la anchura de la textura.</text:p>
      <text:p text:style-name="P18"><text:tab/><text:tab/><text:tab/>height → es la altura de la textura.</text:p>
      <text:p text:style-name="P18"><text:tab/><text:tab/><text:tab/>pixels → los datos literales de los pixeles.</text:p>
      <text:p text:style-name="P16"><text:tab/><text:tab/><text:tab/><text:span text:style-name="T10">param_bytes_per_pixel → la cantidad de bytes en un pixel.</text:span></text:p>
      <text:p text:style-name="P49">xpm:</text:p>
      <text:p text:style-name="P19"><text:tab/><text:tab/><text:tab/>estructura que contiene datos de una imagen XPM</text:p>
      <text:p text:style-name="P19"><text:tab/><text:tab/><text:tab/></text:p>
      <text:p text:style-name="P19"><text:tab/><text:tab/><text:tab/>texture → los datos de textura de XPM.</text:p>
      <text:p text:style-name="P19"><text:tab/><text:tab/><text:tab/>color_count → la cantidad de colores disponible.</text:p>
      <text:p text:style-name="P19"><text:tab/><text:tab/><text:tab/>cpp → la cantidad de caracteres por pixel.</text:p>
      <text:p text:style-name="P19"><text:tab/><text:tab/><text:tab/>mode → el mod<text:span text:style-name="T15">o</text:span> del color <text:span text:style-name="T15">o bien (color) o (monocromatico).</text:span></text:p>
      <text:p text:style-name="P50">mlx_instance:</text:p>
      <text:p text:style-name="P21"><text:tab/><text:tab/><text:tab/></text:p>
      <text:p text:style-name="P20"><text:tab/><text:tab/><text:tab/><text:span text:style-name="T15">Una imagen se puede resumir en simple cordenadas x, y &amp; z.</text:span></text:p>
      <text:p text:style-name="P21"><text:tab/><text:tab/><text:tab/>las cordenadas empiezan pro la esquina izquierda en la <text:tab/><text:tab/><text:tab/><text:tab/>posicion 0,0 e incrementa <text:s text:c="2"/>hacia abajo a la derecha</text:p>
      <text:p text:style-name="P20"><text:tab/><text:tab/><text:tab/></text:p>
      <text:p text:style-name="P20"><text:tab/><text:tab/><text:tab/><text:span text:style-name="T15">para cambiar el valor z, usar mlx_set_instance_depth.</text:span></text:p>
      <text:p text:style-name="P20"><text:tab/><text:tab/><text:tab/><text:span text:style-name="T15">x → es la coordenada x.</text:span></text:p>
      <text:p text:style-name="P20"><text:tab/><text:tab/><text:tab/><text:span text:style-name="T15">y → es la coordenada y.</text:span></text:p>
      <text:p text:style-name="P20"><text:tab/><text:tab/><text:tab/><text:span text:style-name="T15">z → es la coordenada z.</text:span></text:p>
      <text:p text:style-name="P21"><text:tab/><text:tab/><text:tab/>enabled → si es verdadero la instacia esta pintada si no no.</text:p>
      <text:p text:style-name="P16"/>
      <text:p text:style-name="P16"><text:tab/><text:tab/></text:p>
      <text:p text:style-name="P16"><text:soft-page-break/></text:p>
      <text:p text:style-name="P51">mlx_key_data:</text:p>
      <text:p text:style-name="P22"><text:tab/><text:tab/><text:tab/>Datos de devolucion de llamada de la funcion clave estos <text:tab/><text:tab/><text:tab/><text:tab/>datos estan realcionados con la funcion mlx_key_hook.</text:p>
      <text:p text:style-name="P22"/>
      <text:p text:style-name="P22"><text:tab/><text:tab/><text:tab/>Key → es la tecla que se presiona.</text:p>
      <text:p text:style-name="P22"><text:tab/><text:tab/><text:tab/>Action → es la accion que sea hace con esa tecla.</text:p>
      <text:p text:style-name="P22"><text:tab/><text:tab/><text:tab/>os_key → es unica para todas la tecla y tienen valores</text:p>
      <text:p text:style-name="P22"><text:tab/><text:tab/><text:tab/>diferentes en cada plataforma pueden ser coherentes en <text:tab/><text:tab/><text:tab/><text:tab/>distintass plataformas.</text:p>
      <text:p text:style-name="P16"><text:tab/><text:tab/><text:tab/><text:span text:style-name="T16">Modifier → la tecla modificadora se pulso sin o tiene valor 0..</text:span></text:p>
      <text:p text:style-name="P16"/>
      <text:p text:style-name="P51">mlx_image:</text:p>
      <text:p text:style-name="P22"><text:tab/><text:tab/><text:tab/><text:span text:style-name="T22">una imagen con un buffer individual que puede ser <text:tab/><text:tab/><text:tab/><text:tab/><text:tab/>renderizada ningun valor puede ser modificado salvo </text:span></text:p>
      <text:p text:style-name="P22"><text:tab/><text:tab/><text:tab/><text:span text:style-name="T22">width, height y context.</text:span></text:p>
      <text:p text:style-name="P22"><text:tab/><text:tab/><text:tab/></text:p>
      <text:p text:style-name="P22"><text:tab/><text:tab/><text:tab/><text:span text:style-name="T22">width → el ancho de la imagen.</text:span></text:p>
      <text:p text:style-name="P22"><text:tab/><text:tab/><text:tab/><text:span text:style-name="T22">height → el alto de la imagen.</text:span></text:p>
      <text:p text:style-name="P22"><text:tab/><text:tab/><text:tab/><text:span text:style-name="T22">pixels → los datos de los pixeles.</text:span></text:p>
      <text:p text:style-name="P22"><text:tab/><text:tab/><text:tab/><text:span text:style-name="T22">Instances →Una instancia que contiene los datos de <text:tab/><text:tab/><text:tab/><text:tab/><text:tab/>localizacion X, Y y Z.</text:span></text:p>
      <text:p text:style-name="P22"><text:tab/><text:tab/><text:tab/><text:span text:style-name="T22">count → el numero de elementos de la matriz de instancias.</text:span></text:p>
      <text:p text:style-name="P22"><text:tab/><text:tab/><text:tab/><text:span text:style-name="T22">Enabled → si es verdadero la imagen se dibujo en la pantalla, <text:tab/><text:tab/><text:tab/>si no no.</text:span></text:p>
      <text:p text:style-name="P22"><text:tab/><text:tab/><text:tab/><text:span text:style-name="T22">context → datos openGL abstractos.</text:span></text:p>
      <text:p text:style-name="P52">Mlx:</text:p>
      <text:p text:style-name="P23"><text:tab/><text:tab/><text:tab/>Manejador MLX principal, lleva datos importantes respecto al <text:tab/><text:tab/><text:tab/>programa.</text:p>
      <text:p text:style-name="P23"><text:tab/><text:tab/><text:tab/></text:p>
      <text:p text:style-name="P23"><text:tab/><text:tab/><text:tab/>window → la propia ventana.</text:p>
      <text:p text:style-name="P23"><text:tab/><text:tab/><text:tab/>context → son datos abstractos de openGL.</text:p>
      <text:p text:style-name="P23"><text:tab/><text:tab/><text:tab/>width → es el ancho de la ventana.</text:p>
      <text:p text:style-name="P23"><text:tab/><text:tab/><text:tab/>height → es la altura de la ventana.</text:p>
      <text:p text:style-name="P23"><text:tab/><text:tab/><text:tab/>delta_time → Diferencia de tiempo entre el fotograma <text:tab/><text:tab/><text:tab/><text:tab/>anterior y el actual y el frame actual.</text:p>
      <text:p text:style-name="P23"/>
      <text:p text:style-name="P23"/>
      <text:p text:style-name="P23"/>
      <text:p text:style-name="P23"/>
      <text:p text:style-name="P23"/>
      <text:p text:style-name="P23"/>
      <text:p text:style-name="P52"><text:soft-page-break/>Mlx_errno:</text:p>
      <text:p text:style-name="P23"><text:tab/><text:tab/>los codigos de error para identifcar el error correcto.</text:p>
      <text:p text:style-name="P53"/>
      <text:p text:style-name="P4">GLOBAL_SETTINGS:</text:p>
      <text:p text:style-name="P52">mlx_settings:</text:p>
      <text:p text:style-name="P23"><text:tab/><text:tab/><text:tab/><text:span text:style-name="T23">establecer estos valores si es necesario antes de llamar a <text:tab/><text:tab/><text:tab/><text:tab/>mlx_init ya que definen el comportamiento de MLX42.</text:span></text:p>
      <text:p text:style-name="P23"><text:tab/><text:tab/><text:tab/></text:p>
      <text:p text:style-name="P23"><text:tab/><text:tab/><text:tab/><text:span text:style-name="T23">MLX_STRETCH_IMAGE = 0 → si las imagenes cmabian de <text:tab/><text:tab/><text:tab/>tamaño con la ventana o no por defecto siempre es no.</text:span></text:p>
      <text:p text:style-name="P23"/>
      <text:p text:style-name="P23"><text:tab/><text:tab/><text:tab/><text:span text:style-name="T23">MLX_FULLSCREEN → Si la venta esta en pantalla <text:tab/><text:tab/><text:tab/><text:tab/>completa se mostrarar la pantalla completa a la resolucin <text:tab/><text:tab/><text:tab/><text:tab/>dada por defecto es false.</text:span></text:p>
      <text:p text:style-name="P23"><text:tab/><text:tab/><text:tab/></text:p>
      <text:p text:style-name="P23"><text:tab/><text:tab/><text:tab/><text:span text:style-name="T23">MLX_MAXIMIZED → inicia la ventana en <text:tab/><text:tab/><text:tab/><text:tab/><text:tab/><text:tab/>estado maximizado, sobreescribe el estado de la pantalla </text:span></text:p>
      <text:p text:style-name="P23"><text:tab/><text:tab/><text:tab/><text:span text:style-name="T23">completa si es verdadero por defecto es false</text:span></text:p>
      <text:p text:style-name="P23"><text:tab/><text:tab/><text:tab/></text:p>
      <text:p text:style-name="P23"><text:tab/><text:tab/><text:tab/><text:span text:style-name="T23">MLX_DECORATED → que la ventan sea decorada por una <text:tab/><text:tab/><text:tab/>barra de ventana por defecto true.</text:span></text:p>
      <text:p text:style-name="P23"/>
      <text:p text:style-name="P23"><text:tab/><text:tab/><text:tab/><text:span text:style-name="T23">MLX_HEADLESS → se ejecuta en moda headless no se crea <text:tab/><text:tab/><text:tab/>ninguna <text:s/>ventana.</text:span></text:p>
      <text:p text:style-name="P23"><text:tab/><text:tab/><text:tab/></text:p>
      <text:p text:style-name="P23"><text:tab/><text:tab/><text:tab/><text:span text:style-name="T23">MLX_SETTINGS_MAX → recuento de ajustes.</text:span></text:p>
      <text:p text:style-name="P23"><text:tab/><text:tab/><text:tab/></text:p>
      <text:p text:style-name="P23"/>
      <text:p text:style-name="P54">mlx_scrollfunc:</text:p>
      <text:p text:style-name="P79"><text:span text:style-name="T2"><text:tab/><text:tab/><text:tab/></text:span><text:span text:style-name="T3">Funcion de devolucion de llamada utilizada para manejar el <text:tab/><text:tab/><text:tab/>desplazamiento.</text:span></text:p>
      <text:p text:style-name="P38"><text:tab/><text:tab/><text:tab/></text:p>
      <text:p text:style-name="P79"><text:span text:style-name="T3"><text:tab/><text:tab/><text:tab/>xdelta <text:s/>→</text:span><text:span text:style-name="T4">el raton x delta.</text:span></text:p>
      <text:p text:style-name="P39"><text:tab/><text:tab/><text:tab/>ydelta → el raton y delta.</text:p>
      <text:p text:style-name="P39"><text:tab/><text:tab/><text:tab/>param → parametro adicional para psar a al funcion.</text:p>
      <text:p text:style-name="P40"/>
      <text:p text:style-name="P66"/>
      <text:p text:style-name="P66"/>
      <text:p text:style-name="P66"/>
      <text:p text:style-name="P66"/>
      <text:p text:style-name="P66"/>
      <text:p text:style-name="P66"><text:soft-page-break/>mlx_mousefunc:</text:p>
      <text:p text:style-name="P40"><text:tab/><text:tab/><text:tab/>Funcion de devolucion de llamda utilizada pra las acciones <text:tab/><text:tab/><text:tab/>del raton.</text:p>
      <text:p text:style-name="P40"><text:tab/><text:tab/><text:tab/></text:p>
      <text:p text:style-name="P40"><text:tab/><text:tab/><text:tab/>button → si el boton del raton es presionado.</text:p>
      <text:p text:style-name="P40"><text:tab/><text:tab/><text:tab/>action → la accion del raton que ha tenido lugar.</text:p>
      <text:p text:style-name="P40"><text:tab/><text:tab/><text:tab/>Mods → el boton modifcador que se presiona con el boton <text:tab/><text:tab/><text:tab/>del raton</text:p>
      <text:p text:style-name="P40"><text:tab/><text:tab/><text:tab/>param → un oarametro adicional que se pasa a la funcion.</text:p>
      <text:p text:style-name="P40"/>
      <text:p text:style-name="P40"><text:tab/><text:tab/><text:tab/></text:p>
      <text:p text:style-name="P40"><text:tab/><text:tab/><text:tab/></text:p>
      <text:p text:style-name="P1"><text:span text:style-name="T6">m</text:span><text:span text:style-name="T5">lx_cursorfunc:</text:span></text:p>
      <text:p text:style-name="P80"><text:span text:style-name="T5"><text:tab/><text:tab/><text:tab/></text:span><text:span text:style-name="T7">Funcion de devolución de llamada para manejar el <text:s/><text:tab/><text:tab/><text:tab/><text:tab/><text:tab/>movimiento del raton.</text:span></text:p>
      <text:p text:style-name="P74"><text:tab/><text:tab/><text:tab/></text:p>
      <text:p text:style-name="P74"><text:tab/><text:tab/><text:tab/>xpos → la posicion x del raton.</text:p>
      <text:p text:style-name="P74"><text:tab/><text:tab/><text:tab/>Ypos → la posicion y del raton.</text:p>
      <text:p text:style-name="P74"><text:tab/><text:tab/><text:tab/>Param → un parametro adiconal a pasa a la funcion.</text:p>
      <text:p text:style-name="P74"/>
      <text:p text:style-name="P77">mlx_keyfunc:</text:p>
      <text:p text:style-name="P81"><text:span text:style-name="T5"><text:tab/><text:tab/><text:tab/></text:span><text:span text:style-name="T9">Funcion de devolucion usada para las pulsaciones de las <text:tab/><text:tab/><text:tab/><text:tab/>teclas.</text:span></text:p>
      <text:p text:style-name="P75"/>
      <text:p text:style-name="P74"><text:tab/><text:tab/><text:tab/>keydata → la devolucion de llamada data contiene la <text:tab/><text:tab/><text:tab/><text:tab/>informacion en key, action…</text:p>
      <text:p text:style-name="P80"><text:span text:style-name="T7"><text:tab/><text:tab/><text:tab/></text:span><text:span text:style-name="T8">param → es una prametro adicinal que se lo pasa a la funcion.</text:span></text:p>
      <text:p text:style-name="P75"/>
      <text:p text:style-name="P78">mlx_resizefunc:</text:p>
      <text:p text:style-name="P76"><text:tab/><text:tab/><text:tab/>Funcion de devolucion usada para gestionar el cambio de <text:tab/><text:tab/><text:tab/><text:tab/>tamaño de la ventana.</text:p>
      <text:p text:style-name="P76"><text:tab/><text:tab/><text:tab/></text:p>
      <text:p text:style-name="P76"><text:tab/><text:tab/><text:tab/>width → el nuevo ancho de la ventana.</text:p>
      <text:p text:style-name="P76"><text:tab/><text:tab/><text:tab/>height → el nuevo alto de la ventana.</text:p>
      <text:p text:style-name="P76"><text:tab/><text:tab/><text:tab/>param → es un parametro adicional que se le pasa a la <text:tab/><text:tab/><text:tab/><text:tab/>funcion.</text:p>
      <text:p text:style-name="P76"/>
      <text:p text:style-name="P78">mlx_closefunc:</text:p>
      <text:p text:style-name="P76"><text:tab/><text:tab/><text:tab/>Funcion de devolucion de llamada que maneja el cerrado de la <text:s/><text:tab/><text:tab/><text:tab/>ventana que se llama cuando el saurio coerra la ventana</text:p>
      <text:p text:style-name="P76"><text:tab/><text:tab/><text:tab/><text:tab/></text:p>
      <text:p text:style-name="P76"><text:tab/><text:tab/><text:tab/>param → parametro adicional que se le pasa a la funcion.</text:p>
      <text:p text:style-name="P73"><text:soft-page-break/></text:p>
      <text:p text:style-name="P11">ERROR_FUNCTIONS:</text:p>
      <text:p text:style-name="P55">mlx_strerror:</text:p>
      <text:p text:style-name="P24"><text:tab/><text:tab/><text:tab/>obtiene las descripcion en ingles del codigo de error.</text:p>
      <text:p text:style-name="P24"><text:tab/><text:tab/><text:tab/></text:p>
      <text:p text:style-name="P24"><text:tab/><text:tab/><text:tab/>val → el codigo de error.</text:p>
      <text:p text:style-name="P24"><text:tab/><text:tab/><text:tab/>return → el string que describeel codigo de error.</text:p>
      <text:p text:style-name="P24"><text:tab/><text:tab/><text:tab/></text:p>
      <text:p text:style-name="P24"><text:tab/><text:tab/><text:tab/><text:tab/><text:span text:style-name="T24">GENERIC_FUNCTIONS:</text:span></text:p>
      <text:p text:style-name="P55">mlx_init:</text:p>
      <text:p text:style-name="P24"><text:tab/><text:tab/><text:tab/>inicializa una nueva isntancia de MLX42.</text:p>
      <text:p text:style-name="P24"><text:tab/><text:tab/><text:tab/></text:p>
      <text:p text:style-name="P24"><text:tab/><text:tab/><text:tab/>width → la anchura de la ventana.</text:p>
      <text:p text:style-name="P24"><text:tab/><text:tab/><text:tab/>Heigth → la altura de la ventana.</text:p>
      <text:p text:style-name="P24"><text:tab/><text:tab/><text:tab/>Title → el titulo de la ventana.</text:p>
      <text:p text:style-name="P24"><text:tab/><text:tab/><text:tab/>Resize → <text:span text:style-name="T25">activa la rediemnsion de ventana.</text:span></text:p>
      <text:p text:style-name="P24"/>
      <text:p text:style-name="P56">mlx_set_setting:</text:p>
      <text:p text:style-name="P25"><text:tab/><text:tab/><text:tab/>cofigura los ajustes de MLX42 </text:p>
      <text:p text:style-name="P25"><text:tab/><text:tab/><text:tab/>los ajustes pueden manipular el comportamiento basico del <text:tab/><text:tab/><text:tab/>motor.</text:p>
      <text:p text:style-name="P25"><text:tab/><text:tab/><text:tab/></text:p>
      <text:p text:style-name="P25"><text:tab/><text:tab/><text:tab/>setting → los valores de los ajsutes </text:p>
      <text:p text:style-name="P25"><text:tab/><text:tab/><text:tab/>value → valor de cnfiguracion para determinar el estado de la <text:tab/><text:tab/><text:tab/>configuracion <text:s/>puede ser un booleano o un enum/macro</text:p>
      <text:p text:style-name="P25"/>
      <text:p text:style-name="P56">mlx_close_window:</text:p>
      <text:p text:style-name="P25"><text:tab/><text:tab/><text:tab/><text:tab/>notifaca <text:span text:style-name="T26">a</text:span> MLX <text:span text:style-name="T26">que debe dejar</text:span> de renderizar y sale del <text:tab/><text:tab/><text:tab/><text:tab/>bucle esto no es lo mismo que terminar eto solo llama </text:p>
      <text:p text:style-name="P25"><text:tab/><text:tab/><text:tab/><text:tab/>a MLX para cerrar la ventana.</text:p>
      <text:p text:style-name="P25"><text:tab/><text:tab/><text:tab/><text:tab/></text:p>
      <text:p text:style-name="P25"><text:tab/><text:tab/><text:tab/><text:tab/><text:span text:style-name="T26">mlx → la insatncia de mlx.</text:span></text:p>
      <text:p text:style-name="P25"/>
      <text:p text:style-name="P57">mlx_loop:</text:p>
      <text:p text:style-name="P26"><text:tab/><text:tab/><text:tab/>inicilliaza la renderizacion de mlx est funcion no retrona nada <text:tab/></text:p>
      <text:p text:style-name="P26"><text:tab/><text:tab/><text:tab/>hasta que mlx_close_window es llamado significa que hara un</text:p>
      <text:p text:style-name="P26"><text:tab/><text:tab/><text:tab/>bucle hasta que el usuario cierre la ventana.</text:p>
      <text:p text:style-name="P26"/>
      <text:p text:style-name="P25"><text:tab/><text:tab/><text:tab/><text:span text:style-name="T26">mlx → la intancia mlx.</text:span></text:p>
      <text:p text:style-name="P25"/>
      <text:p text:style-name="P25"/>
      <text:p text:style-name="P25"><text:soft-page-break/></text:p>
      <text:p text:style-name="P57">mlx_set_icon:</text:p>
      <text:p text:style-name="P26"><text:tab/><text:tab/><text:tab/>puedes poner una imagen personalizad como icono del <text:tab/><text:tab/><text:tab/><text:tab/>programa.</text:p>
      <text:p text:style-name="P26"><text:tab/><text:tab/><text:tab/></text:p>
      <text:p text:style-name="P26"><text:tab/><text:tab/><text:tab/>mlx → la instacia mlx.</text:p>
      <text:p text:style-name="P26"><text:tab/><text:tab/><text:tab/>Image → la imagen que se usara como icono.</text:p>
      <text:p text:style-name="P26"/>
      <text:p text:style-name="P57">mlx_terminate:</text:p>
      <text:p text:style-name="P26"><text:tab/><text:tab/><text:tab/>termina la instancin y libera todos los recursos usados </text:p>
      <text:p text:style-name="P26"><text:tab/><text:tab/><text:tab/>usar cualquie funcion que requiera mlx despues se considerara </text:p>
      <text:p text:style-name="P26"><text:tab/><text:tab/><text:tab/>comportamiento indefinido cuidado con los segfaults.</text:p>
      <text:p text:style-name="P26"/>
      <text:p text:style-name="P26"><text:tab/><text:tab/><text:tab/>mlx → la instancia mlx.</text:p>
      <text:p text:style-name="P26"/>
      <text:p text:style-name="P57">mlx_get_time:</text:p>
      <text:p text:style-name="P26"><text:tab/><text:tab/><text:tab/>devuelve la cantiidad de tiemp que lleva inicada mlx.</text:p>
      <text:p text:style-name="P26"/>
      <text:p text:style-name="P5">WINDOW/MONITOR FUNCTIONS:</text:p>
      <text:p text:style-name="P12"/>
      <text:p text:style-name="P57">mlx_<text:span text:style-name="T27">focus</text:span>:</text:p>
      <text:p text:style-name="P26"><text:tab/><text:tab/><text:tab/><text:span text:style-name="T27">esta funcion trae la ventana especifica al frente y establece el <text:tab/><text:tab/><text:tab/>foco de entrada.</text:span></text:p>
      <text:p text:style-name="P26"><text:tab/><text:tab/><text:tab/><text:span text:style-name="T27">No se debe usar para robar el foco de otras aplicaciones a <text:tab/><text:tab/><text:tab/><text:tab/>menos de estar seguro de que es lo que necesita el usuario</text:span></text:p>
      <text:p text:style-name="P26"><text:tab/><text:tab/><text:tab/><text:span text:style-name="T27">robar el foco podria ser muy perjudicial.</text:span></text:p>
      <text:p text:style-name="P26"><text:tab/><text:tab/><text:tab/></text:p>
      <text:p text:style-name="P26"><text:tab/><text:tab/><text:tab/><text:span text:style-name="T27">mlx → la instancia.</text:span></text:p>
      <text:p text:style-name="P26"/>
      <text:p text:style-name="P58">mlx_get_monitor_size:</text:p>
      <text:p text:style-name="P27"><text:tab/><text:tab/><text:tab/><text:tab/><text:tab/>obtiene el tamño del monitor.</text:p>
      <text:p text:style-name="P27"><text:tab/><text:tab/><text:tab/><text:tab/><text:tab/></text:p>
      <text:p text:style-name="P27"><text:tab/><text:tab/><text:tab/><text:tab/><text:tab/>index → normalmente es 0, en cao de multiples <text:tab/><text:tab/><text:tab/><text:tab/><text:tab/>ventana se puede especificar.</text:p>
      <text:p text:style-name="P27"><text:tab/><text:tab/><text:tab/><text:tab/><text:tab/>Width → el ancho de la ventana.</text:p>
      <text:p text:style-name="P27"><text:tab/><text:tab/><text:tab/><text:tab/><text:tab/>Height → la altura de la ventana.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58">mlx_set_window_pos:</text:p>
      <text:p text:style-name="P27"><text:tab/><text:tab/><text:tab/><text:tab/></text:p>
      <text:p text:style-name="P27"><text:tab/><text:tab/><text:tab/><text:tab/>establece la posicion de la ventana</text:p>
      <text:p text:style-name="P27"><text:tab/><text:tab/><text:tab/><text:tab/></text:p>
      <text:p text:style-name="P27"><text:tab/><text:tab/><text:tab/><text:tab/>No usar esta funcion para mover una ventana ya visible</text:p>
      <text:p text:style-name="P27"><text:tab/><text:tab/><text:tab/><text:tab/>a no ser que tengas muye buenos motivos es confuso <text:tab/><text:tab/><text:tab/><text:tab/>para el usuario</text:p>
      <text:p text:style-name="P27"><text:tab/></text:p>
      <text:p text:style-name="P27"><text:tab/><text:tab/><text:tab/><text:tab/>mlx → la instancia</text:p>
      <text:p text:style-name="P27"><text:tab/><text:tab/><text:tab/><text:tab/>xpos → la posicion x.</text:p>
      <text:p text:style-name="P27"><text:tab/><text:tab/><text:tab/><text:tab/>ypos → la posicion y.</text:p>
      <text:p text:style-name="P27"/>
      <text:p text:style-name="P58">mlx_get_window_pos:</text:p>
      <text:p text:style-name="P27"><text:tab/><text:tab/><text:tab/><text:tab/></text:p>
      <text:p text:style-name="P27"><text:tab/><text:tab/><text:tab/><text:tab/>obtiene la posicion de la ventan</text:p>
      <text:p text:style-name="P27"><text:tab/><text:tab/><text:tab/><text:tab/></text:p>
      <text:p text:style-name="P27"><text:tab/><text:tab/><text:tab/><text:tab/>mlx → la instancia mlx.</text:p>
      <text:p text:style-name="P27"><text:tab/><text:tab/><text:tab/><text:tab/>xpos → la posicion x.</text:p>
      <text:p text:style-name="P27"><text:tab/><text:tab/><text:tab/><text:tab/>ypos → la posicion y.</text:p>
      <text:p text:style-name="P27"/>
      <text:p text:style-name="P58">mlx_set_window_size:</text:p>
      <text:p text:style-name="P43"><text:tab/><text:tab/><text:tab/><text:tab/></text:p>
      <text:p text:style-name="P43"><text:tab/><text:tab/><text:tab/><text:tab/><text:span text:style-name="T17">cambia el tamaño de la pantalla a uno nuevo que se le <text:tab/><text:tab/><text:tab/><text:tab/>especifique.</text:span></text:p>
      <text:p text:style-name="P27"><text:tab/><text:tab/><text:tab/><text:tab/> Use esto para actualizar los valores de ancho y alto de <text:tab/><text:tab/><text:tab/><text:tab/>la ventana en el manejador mlx.</text:p>
      <text:p text:style-name="P27"><text:tab/></text:p>
      <text:p text:style-name="P43"><text:span text:style-name="T17"><text:tab/><text:tab/><text:tab/><text:tab/></text:span><text:span text:style-name="T18">mlx → la instancia mlx.</text:span></text:p>
      <text:p text:style-name="P29"><text:tab/><text:tab/><text:tab/><text:tab/>new_width → el nuevo ancho.</text:p>
      <text:p text:style-name="P29"><text:tab/><text:tab/><text:tab/><text:tab/>new_height → el nuevo alto.</text:p>
      <text:p text:style-name="P2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mlx_set_window_limit:</text:p>
      <text:p text:style-name="P28"><text:tab/><text:tab/><text:tab/><text:tab/>establece los <text:span text:style-name="T28">limites de la ventana especificada forzara <text:tab/><text:tab/><text:tab/><text:tab/>la ventan a no ser redimensionable mas alla o por debajo <text:tab/><text:tab/><text:tab/><text:tab/>de los valores dados.</text:span></text:p>
      <text:p text:style-name="P28"><text:tab/><text:tab/><text:tab/><text:tab/></text:p>
      <text:p text:style-name="P28"><text:tab/><text:tab/><text:tab/><text:tab/><text:span text:style-name="T28">pasar -1 par aningun limite a cualquier parametro</text:span></text:p>
      <text:p text:style-name="P28"><text:tab/><text:tab/><text:tab/></text:p>
      <text:p text:style-name="P28"><text:tab/><text:tab/><text:tab/><text:tab/><text:span text:style-name="T28">mlx → la instancia.</text:span></text:p>
      <text:p text:style-name="P28"><text:tab/><text:tab/><text:tab/><text:tab/><text:span text:style-name="T28">min_w → anchura minima.</text:span></text:p>
      <text:p text:style-name="P28"><text:tab/><text:tab/><text:tab/><text:tab/><text:span text:style-name="T28">max_w → anchura maxima.</text:span></text:p>
      <text:p text:style-name="P28"><text:tab/><text:tab/><text:tab/><text:tab/><text:span text:style-name="T28">min_h → Altura minima de la ventana</text:span></text:p>
      <text:p text:style-name="P28"><text:tab/><text:tab/><text:tab/><text:tab/><text:span text:style-name="T28">max_h → Altura maxima de la ventana.</text:span></text:p>
      <text:p text:style-name="P28"/>
      <text:p text:style-name="P60">mxl_set_window_title:</text:p>
      <text:p text:style-name="P30"><text:tab/><text:tab/><text:tab/><text:tab/>establece el titulo de la ventana.</text:p>
      <text:p text:style-name="P30"><text:tab/><text:tab/><text:tab/><text:tab/></text:p>
      <text:p text:style-name="P30"><text:tab/><text:tab/><text:tab/><text:tab/>mlx → la insatncia.</text:p>
      <text:p text:style-name="P30"><text:tab/><text:tab/><text:tab/><text:tab/>title → el titulo de la ventana.</text:p>
      <text:p text:style-name="P30"/>
      <text:p text:style-name="P30"/>
      <text:p text:style-name="P6">INPUT <text:s/>FUNCTIONS:</text:p>
      <text:p text:style-name="P13"/>
      <text:p text:style-name="P61">mlx_is_key_down:</text:p>
      <text:p text:style-name="P44"><text:tab/><text:tab/><text:tab/><text:tab/><text:span text:style-name="T17">devuelve verdadero o falso si sul la tecla es abajo o no.</text:span></text:p>
      <text:p text:style-name="P31"><text:tab/><text:tab/><text:tab/><text:tab/></text:p>
      <text:p text:style-name="P31"><text:tab/><text:tab/><text:tab/><text:tab/>mlx → la instancia</text:p>
      <text:p text:style-name="P31"><text:tab/><text:tab/><text:tab/><text:tab/>key → el keycode a verificar </text:p>
      <text:p text:style-name="P31"><text:tab/><text:tab/><text:tab/><text:tab/>devueve verdadero o falso.</text:p>
      <text:p text:style-name="P31"/>
      <text:p text:style-name="P61">mlx_is_mouse_down:</text:p>
      <text:p text:style-name="P31"><text:span text:style-name="T29"><text:tab/><text:tab/><text:tab/><text:tab/></text:span><text:span text:style-name="T32">verifica</text:span><text:span text:style-name="T29"> </text:span><text:span text:style-name="T31">si</text:span><text:span text:style-name="T29"> </text:span><text:span text:style-name="T31">el boton del rato nea presionado.</text:span></text:p>
      <text:p text:style-name="P31"><text:tab/><text:tab/><text:tab/><text:tab/></text:p>
      <text:p text:style-name="P31"><text:tab/><text:tab/><text:tab/><text:tab/>mlx → es la instancia..</text:p>
      <text:p text:style-name="P31"><text:tab/><text:tab/><text:tab/><text:tab/>key → un boton especiico del raton.</text:p>
      <text:p text:style-name="P31"><text:tab/><text:tab/><text:tab/><text:tab/>Devuelve true o false.</text:p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>mlx_get_mouse_pos:</text:p>
      <text:p text:style-name="P44"><text:tab/><text:tab/><text:tab/><text:tab/><text:span text:style-name="T17">devuelve la posiicion actual, relativa, del cursor del <text:tab/><text:tab/><text:tab/><text:tab/><text:tab/>raton en la pantalla empiez en la esquina superior <text:tab/><text:tab/><text:tab/><text:tab/><text:tab/>izaquierda.</text:span></text:p>
      <text:p text:style-name="P31"><text:tab/><text:tab/><text:tab/><text:tab/>los valores neagtivos o superiores <text:s/>a la anchura o altura <text:tab/><text:tab/><text:tab/><text:tab/>de la ventana inidcan que esat fuera de la ventana.</text:p>
      <text:p text:style-name="P31"><text:tab/><text:tab/><text:tab/><text:tab/></text:p>
      <text:p text:style-name="P31"><text:tab/><text:tab/><text:tab/><text:tab/>mlx → la instancia.</text:p>
      <text:p text:style-name="P44"><text:span text:style-name="T17"><text:tab/><text:tab/><text:tab/><text:tab/></text:span><text:span text:style-name="T19">X → posicion x.</text:span></text:p>
      <text:p text:style-name="P33"><text:tab/><text:tab/><text:tab/><text:tab/>y → posicion y.</text:p>
      <text:p text:style-name="P33"/>
      <text:p text:style-name="P62">mlx_set_mouse_pos:</text:p>
      <text:p text:style-name="P32"><text:tab/><text:tab/><text:tab/><text:tab/>estblece la posicion del raton.</text:p>
      <text:p text:style-name="P32"/>
      <text:p text:style-name="P32"><text:tab/><text:tab/><text:tab/><text:tab/>Mlx → la instancia.</text:p>
      <text:p text:style-name="P32"><text:tab/><text:tab/><text:tab/><text:tab/>Pos → la posicion.</text:p>
      <text:p text:style-name="P62"/>
      <text:p text:style-name="P62">mlx_set_cursor_mode:</text:p>
      <text:p text:style-name="P82"/>
      <text:p text:style-name="P83"><text:tab/><text:tab/><text:tab/><text:tab/>establece el estado del cursor.</text:p>
      <text:p text:style-name="P83"><text:tab/><text:tab/><text:tab/><text:tab/></text:p>
      <text:p text:style-name="P83"><text:tab/><text:tab/><text:tab/><text:tab/>mlx → la instancia.</text:p>
      <text:p text:style-name="P83"><text:tab/><text:tab/><text:tab/><text:tab/>Mode → el modo.</text:p>
      <text:p text:style-name="P83"/>
      <text:p text:style-name="P84">mlx_create_std_cursor:</text:p>
      <text:p text:style-name="P83"><text:tab/><text:tab/><text:tab/><text:tab/><text:tab/>recupera el cursor standard.</text:p>
      <text:p text:style-name="P83"><text:tab/><text:tab/><text:tab/><text:tab/><text:tab/></text:p>
      <text:p text:style-name="P83"><text:tab/><text:tab/><text:tab/><text:tab/><text:tab/>type → el tipo de cursor a crear..</text:p>
      <text:p text:style-name="P83"><text:tab/><text:tab/><text:tab/><text:tab/><text:tab/>retornna el objeto o null si falla.</text:p>
      <text:p text:style-name="P83"/>
      <text:p text:style-name="P83"/>
      <text:p text:style-name="P31"/>
      <text:p text:style-name="P31"/>
      <text:p text:style-name="P31"/>
      <text:p text:style-name="P31"/>
      <text:p text:style-name="P31"/>
      <text:p text:style-name="P31"/>
      <text:p text:style-name="P62"><text:soft-page-break/>mlx_create_cursor:</text:p>
      <text:p text:style-name="P32"><text:tab/><text:tab/><text:tab/><text:tab/>Permite crear cursores con textura personalizada</text:p>
      <text:p text:style-name="P32"><text:tab/><text:tab/><text:tab/><text:tab/></text:p>
      <text:p text:style-name="P32"><text:tab/><text:tab/><text:tab/><text:tab/>usar mlx_set_cursor para selccionar el cursor especifico.</text:p>
      <text:p text:style-name="P32"><text:tab/><text:tab/><text:tab/><text:tab/>Se destruye con mlx_terminate.</text:p>
      <text:p text:style-name="P32"><text:tab/><text:tab/><text:tab/><text:tab/></text:p>
      <text:p text:style-name="P32"><text:tab/><text:tab/><text:tab/><text:tab/>texture → la textura wu se usa como curssor.</text:p>
      <text:p text:style-name="P32"><text:tab/><text:tab/><text:tab/><text:tab/>Retorna el curso o null si falla.</text:p>
      <text:p text:style-name="P62">mlx_destroy_cursor:</text:p>
      <text:p text:style-name="P32"><text:tab/><text:tab/><text:tab/><text:tab/>destruye el cursor actual.</text:p>
      <text:p text:style-name="P32"><text:tab/><text:tab/><text:tab/><text:tab/></text:p>
      <text:p text:style-name="P32"><text:tab/><text:tab/><text:tab/><text:tab/><text:span text:style-name="T36">cursor → eel cursor a destruir.</text:span></text:p>
      <text:p text:style-name="P32"/>
      <text:p text:style-name="P63">mlx_set_cursor:</text:p>
      <text:p text:style-name="P34"><text:tab/><text:tab/><text:tab/>establece el cursor actual al personalizado.</text:p>
      <text:p text:style-name="P34"><text:tab/><text:tab/><text:tab/></text:p>
      <text:p text:style-name="P34"><text:tab/><text:tab/><text:tab/>mlx → la instancia</text:p>
      <text:p text:style-name="P34"><text:tab/><text:tab/><text:tab/>param → es el objeto cursr a mostrar.</text:p>
      <text:p text:style-name="P34"><text:tab/></text:p>
      <text:p text:style-name="P7">HOOKS</text:p>
      <text:p text:style-name="P34"/>
      <text:p text:style-name="P63">mlx_scroll_hook:</text:p>
      <text:p text:style-name="P45"><text:tab/><text:tab/><text:tab/><text:span text:style-name="T17">establece el callback de desplazamiento que se llama cuando <text:tab/><text:tab/><text:tab/>un dispositivo de desplazamiento.</text:span></text:p>
      <text:p text:style-name="P34"><text:tab/><text:tab/><text:tab/>dispositivo de desplazamiento como una ruda de raton</text:p>
      <text:p text:style-name="P34"><text:tab/><text:tab/><text:tab/></text:p>
      <text:p text:style-name="P34"><text:tab/><text:tab/><text:tab/>mlx → El manejador de instancia mlx.</text:p>
      <text:p text:style-name="P34"><text:tab/><text:tab/><text:tab/>func →funcion de llamada de retorno de la rueda de <text:tab/><text:tab/><text:tab/><text:tab/><text:tab/>desplazamiento .</text:p>
      <text:p text:style-name="P34"><text:tab/><text:tab/><text:tab/>Param → parametro adicional opcional.</text:p>
      <text:p text:style-name="P34"/>
      <text:p text:style-name="P63">mlx_mouse_hook:</text:p>
      <text:p text:style-name="P34"><text:tab/><text:tab/><text:tab/><text:tab/></text:p>
      <text:p text:style-name="P34"><text:tab/><text:tab/><text:tab/>estabelce el callback que es llamada cuando un raton realiza <text:tab/><text:tab/><text:tab/>cualquier tipo de accion como pulsar una tecla.</text:p>
      <text:p text:style-name="P34"><text:tab/><text:tab/><text:tab/></text:p>
      <text:p text:style-name="P34"><text:tab/><text:tab/><text:tab/>mlx → la instancia.</text:p>
      <text:p text:style-name="P34"><text:tab/><text:tab/><text:tab/>Func → la funcion de callback.</text:p>
      <text:p text:style-name="P34"><text:tab/><text:tab/><text:tab/>Param → un parametr adicional opcional.</text:p>
      <text:p text:style-name="P34"/>
      <text:p text:style-name="P34"/>
      <text:p text:style-name="P63"><text:soft-page-break/>mlx_cursor_hook:</text:p>
      <text:p text:style-name="P34"><text:tab/><text:tab/><text:tab/><text:tab/><text:span text:style-name="T37">establece el callback del cursor que es llamado cuando <text:tab/><text:tab/><text:tab/><text:tab/>la posicion del raton cambia la posicion es relatia a la <text:tab/><text:tab/><text:tab/><text:tab/>ventana.</text:span></text:p>
      <text:p text:style-name="P34"/>
      <text:p text:style-name="P34"><text:tab/><text:tab/><text:tab/><text:tab/><text:span text:style-name="T37">Mlx → la instancia.</text:span></text:p>
      <text:p text:style-name="P34"><text:tab/><text:tab/><text:tab/><text:tab/><text:span text:style-name="T37">Func → Funcion de llamada al cursor </text:span></text:p>
      <text:p text:style-name="P34"><text:tab/><text:tab/><text:tab/><text:tab/><text:span text:style-name="T37">param → paramero adicional opcional.</text:span></text:p>
      <text:p text:style-name="P34"/>
      <text:p text:style-name="P64">mlx_key_hook:</text:p>
      <text:p text:style-name="P35"><text:tab/><text:tab/><text:tab/>establece el callback de la tecla que se llama cuando se pulsa <text:tab/><text:tab/><text:tab/>una tecla <text:s/>en el tecladoutil ra detectar una sola pulsacion..</text:p>
      <text:p text:style-name="P35"><text:tab/><text:tab/><text:tab/></text:p>
      <text:p text:style-name="P35"><text:tab/><text:tab/><text:tab/>mlx → la instacia.</text:p>
      <text:p text:style-name="P35"><text:tab/><text:tab/><text:tab/>Func → la funcion de llamada de retorno.</text:p>
      <text:p text:style-name="P35"><text:tab/><text:tab/><text:tab/>Param → parametro adicional opcional.</text:p>
      <text:p text:style-name="P35"/>
      <text:p text:style-name="P64">mlx_close_hook:</text:p>
      <text:p text:style-name="P35"><text:tab/><text:tab/><text:tab/>estabalece el callback de cierrre que se llama al intentar cerrar <text:tab/><text:tab/><text:tab/>el dispositivo de ventana como un widget de ventana de cierre <text:tab/><text:tab/><text:tab/>utilizado en la barra de ventanas.</text:p>
      <text:p text:style-name="P35"/>
      <text:p text:style-name="P35"><text:tab/><text:tab/><text:tab/>Mlx → la instacia </text:p>
      <text:p text:style-name="P35"><text:tab/><text:tab/><text:tab/>func → la funcion de cierre.</text:p>
      <text:p text:style-name="P35"><text:tab/><text:tab/><text:tab/>Param → parametrp adicional opcinal</text:p>
      <text:p text:style-name="P64">mlx_resize_hook:</text:p>
      <text:p text:style-name="P35"><text:tab/><text:tab/><text:tab/></text:p>
      <text:p text:style-name="P45"><text:span text:style-name="T17"><text:tab/><text:tab/><text:tab/></text:span><text:span text:style-name="T20">estabelece el callback de redimensionamiento que se llama <text:tab/><text:tab/><text:tab/>cuando la ventana se redimensiona<text:tab/>.</text:span></text:p>
      <text:p text:style-name="P36"><text:tab/><text:tab/><text:tab/></text:p>
      <text:p text:style-name="P36"><text:tab/><text:tab/><text:tab/>mlx → la instancia.</text:p>
      <text:p text:style-name="P36"><text:tab/><text:tab/><text:tab/>Func → la funcion de rediemnsionamiento.</text:p>
      <text:p text:style-name="P36"><text:tab/><text:tab/><text:tab/>Param → parametro adicional opcional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mlx_loop_hook:</text:p>
      <text:p text:style-name="P35"><text:tab/><text:tab/><text:tab/></text:p>
      <text:p text:style-name="P45"><text:span text:style-name="T17"><text:tab/><text:tab/><text:tab/></text:span><text:span text:style-name="T20">hook de bucle para cualquie hook ejecuta uan funcion por <text:tab/><text:tab/><text:tab/><text:tab/>fotograma.</text:span></text:p>
      <text:p text:style-name="P36"><text:tab/><text:tab/><text:tab/></text:p>
      <text:p text:style-name="P36"><text:tab/><text:tab/><text:tab/>mlx → la instancia</text:p>
      <text:p text:style-name="P36"><text:tab/><text:tab/><text:tab/>f → la funcion.</text:p>
      <text:p text:style-name="P36"><text:tab/><text:tab/><text:tab/>Param → el prametrro a pasar a la funcion.</text:p>
      <text:p text:style-name="P36"><text:tab/><text:tab/><text:tab/>Retorn el hook si se añdio correctamente</text:p>
      <text:p text:style-name="P36"/>
      <text:p text:style-name="P8">TEXTURE FUNCTIONS:</text:p>
      <text:p text:style-name="P65">mlx_load_png:</text:p>
      <text:p text:style-name="P37"><text:tab/><text:tab/><text:tab/>carga una imagen png en un buffer.</text:p>
      <text:p text:style-name="P37"><text:tab/><text:tab/><text:tab/></text:p>
      <text:p text:style-name="P37"><text:tab/><text:tab/><text:tab/>path → ruta a png file.</text:p>
      <text:p text:style-name="P37"><text:tab/><text:tab/><text:tab/>Devuleve los datos de textura si no null.</text:p>
      <text:p text:style-name="P65">mlx_load_xpm42:</text:p>
      <text:p text:style-name="P37"><text:tab/><text:tab/><text:tab/>carga una textura xpm42 de la ruta actual.</text:p>
      <text:p text:style-name="P37"><text:tab/><text:tab/><text:tab/></text:p>
      <text:p text:style-name="P37"><text:tab/><text:tab/><text:tab/>path → la ruta al xpm.</text:p>
      <text:p text:style-name="P37"><text:tab/><text:tab/><text:tab/>Devuelve la structura xpm.</text:p>
      <text:p text:style-name="P65">mlx_delete_texture:</text:p>
      <text:p text:style-name="P37"><text:tab/><text:tab/><text:tab/><text:tab/>elimina la textura y libera los datos reservados..</text:p>
      <text:p text:style-name="P37"><text:tab/><text:tab/><text:tab/><text:tab/></text:p>
      <text:p text:style-name="P37"><text:tab/><text:tab/><text:tab/><text:tab/>texture → la textura a liberar.</text:p>
      <text:p text:style-name="P65">mlx_delete_xpm42:</text:p>
      <text:p text:style-name="P37"><text:tab/><text:tab/><text:tab/><text:tab/>elimna una textura xpm42 y libera los datos reservados</text:p>
      <text:p text:style-name="P37"><text:tab/><text:tab/><text:tab/><text:tab/>no elimna nada que ya este dibujado simpemente borra <text:tab/><text:tab/><text:tab/><text:tab/>el buffer.</text:p>
      <text:p text:style-name="P37"><text:tab/><text:tab/><text:tab/><text:tab/></text:p>
      <text:p text:style-name="P37"><text:tab/><text:tab/><text:tab/><text:tab/>xpm → la tetxura a eliminar.</text:p>
      <text:p text:style-name="P65">mlx_texture_to_image:</text:p>
      <text:p text:style-name="P37"><text:tab/><text:tab/><text:tab/><text:tab/>convierte una textura en imagen.</text:p>
      <text:p text:style-name="P37"><text:tab/><text:tab/><text:tab/><text:tab/></text:p>
      <text:p text:style-name="P37"><text:tab/><text:tab/><text:tab/><text:tab/>mlx → la instancia.</text:p>
      <text:p text:style-name="P37"><text:tab/><text:tab/><text:tab/><text:tab/>Texture → la textura que se usa para crea la imagen </text:p>
      <text:p text:style-name="P37"><text:tab/><text:tab/><text:tab/><text:tab/>devuelve la imagen creada.</text:p>
      <text:p text:style-name="P37"/>
      <text:p text:style-name="P31"/>
      <text:p text:style-name="P31"/>
      <text:p text:style-name="P31"/>
      <text:p text:style-name="P31"><text:soft-page-break/></text:p>
      <text:p text:style-name="P9">IMAGE FUNCTIONS</text:p>
      <text:p text:style-name="P65">mlx_put_pixel:</text:p>
      <text:p text:style-name="P37"><text:tab/><text:tab/><text:tab/>establece o pne un pixel en una imagen.</text:p>
      <text:p text:style-name="P37"><text:tab/><text:tab/><text:tab/><text:tab/></text:p>
      <text:p text:style-name="P37"><text:tab/><text:tab/><text:tab/><text:span text:style-name="T38">image → la instancia mlx.</text:span></text:p>
      <text:p text:style-name="P37"><text:tab/><text:tab/><text:tab/><text:span text:style-name="T38">X → la coordinada x.</text:span></text:p>
      <text:p text:style-name="P41"><text:tab/><text:tab/><text:tab/>y → la coordinada y.</text:p>
      <text:p text:style-name="P41"><text:tab/><text:tab/><text:tab/>color → el valor del color a poner.</text:p>
      <text:p text:style-name="P65">mlx_new_image:</text:p>
      <text:p text:style-name="P44"><text:tab/><text:tab/><text:tab/><text:span text:style-name="T21">crea y asigna un nuevo buffer de imagen</text:span></text:p>
      <text:p text:style-name="P85"><text:tab/><text:tab/><text:tab/></text:p>
      <text:p text:style-name="P85"><text:tab/><text:tab/><text:tab/>mlx → la insatncia.</text:p>
      <text:p text:style-name="P85"><text:tab/><text:tab/><text:tab/>Width → ancho.</text:p>
      <text:p text:style-name="P85"><text:tab/><text:tab/><text:tab/>Height → alto.</text:p>
      <text:p text:style-name="P85"><text:tab/><text:tab/><text:tab/>Devuelve un puntero al buffer imagen si falla devuelve null.</text:p>
      <text:p text:style-name="P85"/>
      <text:p text:style-name="P67">mlx_image_to_window:</text:p>
      <text:p text:style-name="P41"><text:tab/><text:tab/><text:tab/><text:tab/><text:tab/>dibuja una nueva instancia para una imagen, que <text:tab/><text:tab/><text:tab/><text:tab/><text:tab/>compartira el mimsmo bufer de pixeles que la <text:tab/><text:tab/><text:tab/><text:tab/><text:tab/><text:tab/>imagen.</text:p>
      <text:p text:style-name="P41"><text:tab/><text:tab/><text:tab/><text:tab/><text:tab/>NOTA: el array de <text:span text:style-name="T39">instancias se reasigna intenta <text:tab/><text:tab/><text:tab/><text:tab/><text:tab/>almacenar el valord e rtorno en la instancia .</text:span><text:tab/><text:tab/></text:p>
      <text:p text:style-name="P41"><text:tab/><text:tab/><text:tab/><text:tab/><text:tab/><text:span text:style-name="T39">No el puntero no sera valido.</text:span></text:p>
      <text:p text:style-name="P41"><text:tab/><text:tab/><text:tab/><text:tab/><text:tab/><text:span text:style-name="T39">intentar mostrar el menor numero posible de <text:tab/><text:tab/><text:tab/><text:tab/><text:tab/><text:tab/>imagenes en la ventana si hay demasiadas habra <text:tab/><text:tab/><text:tab/><text:tab/><text:tab/>una perdida de rendimiento.</text:span></text:p>
      <text:p text:style-name="P41"/>
      <text:p text:style-name="P41"><text:tab/><text:tab/><text:tab/><text:tab/><text:tab/><text:span text:style-name="T39">Mlx → la insatncia.</text:span></text:p>
      <text:p text:style-name="P41"><text:tab/><text:tab/><text:tab/><text:tab/><text:tab/><text:span text:style-name="T39">Img → la imagen adibujar en la pantalla.</text:span></text:p>
      <text:p text:style-name="P41"><text:tab/><text:tab/><text:tab/><text:tab/><text:tab/><text:span text:style-name="T39">X → la posicion x.</text:span></text:p>
      <text:p text:style-name="P41"><text:tab/><text:tab/><text:tab/><text:tab/><text:tab/><text:span text:style-name="T39">y → la posicion y.</text:span></text:p>
      <text:p text:style-name="P41"><text:tab/><text:tab/><text:tab/><text:tab/><text:tab/><text:span text:style-name="T39">retorna el indice de la intancia o -1 si da fallo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mlx_delete_image:</text:p>
      <text:p text:style-name="P42"><text:tab/><text:tab/><text:tab/><text:tab/>Elimina una imagen <text:span text:style-name="T40">la eliminara de la cola de <text:tab/><text:tab/><text:tab/><text:tab/><text:tab/><text:tab/>renderizado asi como todas y cada una de las instancias <text:tab/><text:tab/><text:tab/><text:tab/>que puede tener. Ademas, solo como medidas <text:tab/><text:tab/><text:tab/><text:tab/><text:tab/><text:tab/>adicionales establece todos los datos a NULL.</text:span></text:p>
      <text:p text:style-name="P42"><text:tab/><text:tab/><text:tab/><text:tab/><text:span text:style-name="T40">Si deseas dejar de renderizar una imagen sin <text:tab/><text:tab/><text:tab/><text:tab/><text:tab/><text:tab/>desigancion </text:span></text:p>
      <text:p text:style-name="P41"><text:tab/><text:tab/><text:tab/><text:tab/><text:span text:style-name="T40">esablce el booleano “enabled” en la estructura de la <text:tab/><text:tab/><text:tab/><text:tab/><text:tab/>imagen.</text:span></text:p>
      <text:p text:style-name="P41"><text:tab/><text:tab/><text:tab/><text:tab/></text:p>
      <text:p text:style-name="P41"><text:tab/><text:tab/><text:tab/><text:tab/><text:span text:style-name="T40">mlx → la instancia.</text:span></text:p>
      <text:p text:style-name="P41"><text:tab/><text:tab/><text:tab/><text:tab/><text:span text:style-name="T40">Image → la imagen a borrar.</text:span></text:p>
      <text:p text:style-name="P41"/>
      <text:p text:style-name="P69">mlx_set_instance_depth:</text:p>
      <text:p text:style-name="P86"><text:tab/><text:tab/><text:tab/><text:tab/>Establece <text:s/>el valor de profundidad eje <text:s/>Z de una <text:tab/><text:tab/><text:tab/><text:tab/><text:tab/>instancia .</text:p>
      <text:p text:style-name="P86"><text:tab/><text:tab/><text:tab/><text:tab/></text:p>
      <text:p text:style-name="P70"><text:span text:style-name="T11"><text:tab/><text:tab/><text:tab/><text:tab/></text:span><text:span text:style-name="T12">NOTA: Ten en cuenta que las imagenes que estan en la <text:tab/><text:tab/><text:tab/><text:tab/>misma capa Z se cortan entre si.</text:span></text:p>
      <text:p text:style-name="P70"><text:span text:style-name="T12"><text:tab/><text:tab/><text:tab/><text:tab/>Ais que si ya no ves la imagen asegurate <text:s/>de que no esta <text:tab/><text:tab/><text:tab/><text:tab/>em confilicto por estar en l</text:span><text:span text:style-name="T13">a</text:span><text:span text:style-name="T12"> misma capa que </text:span><text:span text:style-name="T13">otra <text:tab/><text:tab/><text:tab/><text:tab/><text:tab/>imagen.</text:span></text:p>
      <text:p text:style-name="P87"><text:tab/><text:tab/><text:tab/><text:tab/></text:p>
      <text:p text:style-name="P87"><text:tab/><text:tab/><text:tab/><text:tab/>instance → la instancia en la que cambiar la <text:tab/><text:tab/><text:tab/><text:tab/><text:tab/><text:tab/>profundidad.</text:p>
      <text:p text:style-name="P87"><text:tab/><text:tab/><text:tab/><text:tab/>Zdepth → El nuevo valor de profundidad.</text:p>
      <text:p text:style-name="P87"/>
      <text:p text:style-name="P10">STRINGS FUNCTIONS<text:tab/></text:p>
      <text:p text:style-name="P14"/>
      <text:p text:style-name="P71">mlx_put_string:</text:p>
      <text:p text:style-name="P71"><text:span text:style-name="T30"><text:tab/><text:tab/><text:tab/></text:span><text:span text:style-name="T33">pinta un string en una imagen y muestra en la ventana.</text:span></text:p>
      <text:p text:style-name="P91"><text:tab/><text:tab/><text:tab/></text:p>
      <text:p text:style-name="P91"><text:tab/><text:tab/><text:tab/>mlx → la instancia.</text:p>
      <text:p text:style-name="P91"><text:tab/><text:tab/><text:tab/>Str → el string a dibujar.</text:p>
      <text:p text:style-name="P91"><text:tab/><text:tab/><text:tab/>X → la posicion x.</text:p>
      <text:p text:style-name="P91"><text:tab/><text:tab/><text:tab/>y → la posicion y.</text:p>
      <text:p text:style-name="P71"><text:span text:style-name="T33"><text:tab/><text:tab/><text:tab/>devuelve </text:span><text:span text:style-name="T34">un ptr de imagen a la cadena.</text:span></text:p>
      <text:p text:style-name="P92"/>
      <text:p text:style-name="P92"/>
      <text:p text:style-name="P92"/>
      <text:p text:style-name="P92"/>
      <text:p text:style-name="P72"><text:soft-page-break/><text:span text:style-name="T35">m</text:span><text:span text:style-name="T31">lx_get_font:</text:span></text:p>
      <text:p text:style-name="P88"><text:tab/><text:tab/><text:tab/><text:span text:style-name="T41">Recupera los datos de textura pra la fuente incorporad</text:span></text:p>
      <text:p text:style-name="P88"><text:tab/><text:tab/><text:tab/><text:span text:style-name="T41">retrona puntero a la textura de la fuente incoporada.</text:span></text:p>
      <text:p text:style-name="P88"/>
      <text:p text:style-name="P88"><text:tab/><text:tab/><text:tab/></text:p>
      <text:p text:style-name="P90">mlx_get_texoffset:</text:p>
      <text:p text:style-name="P89"><text:tab/><text:tab/><text:tab/><text:tab/>esta funcion te permite recuperar el desplazamiento X <text:tab/><text:tab/><text:tab/><text:tab/>del caracter dado en la textura de la fuente </text:p>
      <text:p text:style-name="P89"><text:tab/><text:tab/><text:tab/><text:tab/></text:p>
      <text:p text:style-name="P89"><text:tab/><text:tab/><text:tab/><text:tab/>NOTA: un solo caacter es 10 * 20 en pixels!</text:p>
      <text:p text:style-name="P89"><text:tab/><text:tab/><text:tab/><text:tab/>C → El caracter del qeu obtener el offset.</text:p>
      <text:p text:style-name="P89"><text:tab/><text:tab/><text:tab/><text:tab/>Devuelve no negativo si se encuentra o -1 si no <text:s/>se <text:tab/><text:tab/><text:tab/><text:tab/><text:tab/>encuentr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08:57:50.306050043</meta:creation-date>
    <meta:editing-duration>PT31M42S</meta:editing-duration>
    <meta:editing-cycles>4</meta:editing-cycles>
    <meta:generator>LibreOffice/7.3.7.2$Linux_X86_64 LibreOffice_project/30$Build-2</meta:generator>
    <dc:date>2025-06-23T17:28:19.472011925</dc:date>
    <meta:document-statistic meta:table-count="0" meta:image-count="0" meta:object-count="0" meta:page-count="16" meta:paragraph-count="420" meta:word-count="2442" meta:character-count="15631" meta:non-whitespace-character-count="12032"/>
  </office:meta>
</office:document-meta>
</file>